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7.7cm" fo:break-before="auto" fo:break-after="auto" table:align="margins"/>
    </style:style>
    <style:style style:name="Таблица1.A" style:family="table-column">
      <style:table-column-properties style:column-width="10.144cm" style:rel-column-width="24000*"/>
    </style:style>
    <style:style style:name="Таблица1.B" style:family="table-column">
      <style:table-column-properties style:column-width="17.556cm" style:rel-column-width="415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text-overline-style="none" style:text-overline-color="font-color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2" style:font-name-complex="Times New Roman2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2" style:font-name-complex="Times New Roman2" style:text-overline-style="none" style:text-overline-color="font-color"/>
    </style:style>
    <style:style style:name="T7" style:family="text">
      <style:text-properties style:font-name-asian="Times New Roman2" style:font-name-complex="Times New Roman2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19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Чтение сигналов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2">C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6.481cm" svg:height="1.769cm" draw:z-index="1"><draw:image xlink:href="../images/3019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<text:span text:style-name="T1">Блок производит считывание данных из локального списка сигналов проекта (или из списка сигналов подключенной базы данных). При двойном щелчке по блоку появляется редактор списка считываемых переменных</text:span>:</text:p>
            <text:p text:style-name="P5"><draw:frame draw:style-name="fr1" draw:name="Графический объект3" text:anchor-type="as-char" svg:width="19.66cm" svg:height="11.269cm" draw:z-index="2"><draw:image xlink:href="../images/3019_prop.png" xlink:type="simple" xlink:show="embed" xlink:actuate="onLoad"/></draw:frame></text:p>
            <text:p text:style-name="P4">Имя переменной задаётся в поле «Имя сигнала». Каждому <text:span text:style-name="T2">выходу</text:span> блока соответствует свой сигнал.</text:p>
            <text:p text:style-name="P4"><text:span text:style-name="T4">Назначение полей таблицы</text:span>:</text:p>
            <text:list xml:id="list3807007853381495453" text:style-name="L1">
              <text:list-item>
                <text:p text:style-name="P7"><text:span text:style-name="T7">№ </text:span><text:span text:style-name="T7">— </text:span><text:span text:style-name="T7">задается порядковый номер сигнала (и соответственно выхода блока).</text:span></text:p>
              </text:list-item>
              <text:list-item>
                <text:p text:style-name="P7"><text:span text:style-name="T6">ID </text:span><text:span text:style-name="T6">—</text:span><text:span text:style-name="T6"> </text:span><text:span text:style-name="T3">идентификатор сигнала (выхода).</text:span></text:p>
              </text:list-item>
              <text:list-item>
                <text:p text:style-name="P7"><text:span text:style-name="T3">Источник </text:span><text:span text:style-name="T3">— описание «пункта отправления» сигнала (откуда приходит сигнал).</text:span></text:p>
              </text:list-item>
              <text:list-item>
                <text:p text:style-name="P7">Маркировка — маркировка сигнала (или источника сигнала).</text:p>
              </text:list-item>
              <text:list-item>
                <text:p text:style-name="P7">Сигнал (уставка) — обозначение или имя сигнала. Используется при создании алгоритмов для формирования сигналов (уставок) от блоков управления задвижками, двигателями и т.п.</text:p>
              </text:list-item>
              <text:list-item>
                <text:p text:style-name="P7">Имя сигнала — имя переменной, считываемой из базы данных.</text:p>
              </text:list-item>
            </text:list>
            <text:p text:style-name="P4">В нижней части задается имя блока. Справа есть опции, которыми можно настроить внешний вид блока на схеме, отображение шапки и расположение портов блока.</text:p>
            <text:p text:style-name="P4"><text:span text:style-name="T4">Свойства</text:span>:</text:p>
            <text:list xml:id="list8454372223478135216" text:style-name="L2">
              <text:list-item>
                <text:p text:style-name="P8">Автосброс.</text:p>
              </text:list-item>
              <text:list-item>
                <text:p text:style-name="P8">Расчитывать с задержкой на шаг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сигналов</dc:title>
    <dc:date>2014-12-11T18:07:29.89</dc:date>
    <meta:generator>OpenOffice/4.1.1$Win32 OpenOffice.org_project/411m6$Build-9775</meta:generator>
    <meta:editing-duration>PT3H27M23S</meta:editing-duration>
    <meta:editing-cycles>82</meta:editing-cycles>
    <meta:document-statistic meta:table-count="1" meta:image-count="3" meta:object-count="0" meta:page-count="1" meta:paragraph-count="20" meta:word-count="153" meta:character-count="1051"/>
  </office:meta>
</office:document-meta>
</file>